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3e6" officeooo:paragraph-rsid="001ef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20.990896103</meta:creation-date>
    <dc:date>2021-10-18T12:33:11.124486446</dc:date>
    <meta:editing-duration>PT52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4.4.2$Linux_X86_64 LibreOffice_project/40$Build-2</meta:generator>
  </office:meta>
</office:document-meta>
</file>